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fc058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style:font-name="Liberation Mono" officeooo:paragraph-rsid="000fc058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2">
      <style:paragraph-properties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style:font-name="Liberation Mono" officeooo:paragraph-rsid="000fc058"/>
    </style:style>
    <style:style style:name="P12" style:family="paragraph" style:parent-style-name="Text_20_body" style:master-page-name="">
      <loext:graphic-properties draw:fill="none"/>
      <style:paragraph-properties fo:margin-left="3.3402in" fo:margin-right="0in" fo:margin-top="0in" fo:margin-bottom="0.1in" style:contextual-spacing="false" fo:line-height="115%" fo:text-indent="0in" style:auto-text-indent="false" style:page-number="auto" fo:background-color="transparent"/>
      <style:text-properties style:font-name="Liberation Mono" officeooo:paragraph-rsid="000fc058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officeooo:rsid="000fc0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03. Kth Largest Element in a Stream</text:h>
      <text:p text:style-name="P5">Design a class to find the <text:span text:style-name="Source_20_Text"><text:span text:style-name="T2">k</text:span></text:span><text:span text:style-name="Source_20_Text"><text:span text:style-name="T1">th</text:span></text:span> largest element in a stream. Note that it is the <text:span text:style-name="Source_20_Text"><text:span text:style-name="T2">k</text:span></text:span><text:span text:style-name="Source_20_Text"><text:span text:style-name="T1">th</text:span></text:span> largest element in the sorted order, not the <text:span text:style-name="Source_20_Text"><text:span text:style-name="T2">k</text:span></text:span><text:span text:style-name="Source_20_Text"><text:span text:style-name="T1">th</text:span></text:span> distinct element.</text:p>
      <text:p text:style-name="P5">Implement <text:span text:style-name="Source_20_Text"><text:span text:style-name="T2">KthLargest</text:span></text:span> class:</text:p>
      <text:list xml:id="list92157143" text:style-name="L1">
        <text:list-item>
          <text:p text:style-name="P6"><text:span text:style-name="Source_20_Text"><text:span text:style-name="T2">KthLargest(int k, int[] nums)</text:span></text:span> Initializes the object with the integer <text:span text:style-name="Source_20_Text"><text:span text:style-name="T2">k</text:span></text:span> and the stream of integers <text:span text:style-name="Source_20_Text"><text:span text:style-name="T2">nums</text:span></text:span>.</text:p>
        </text:list-item>
        <text:list-item>
          <text:p text:style-name="P7"><text:span text:style-name="Source_20_Text"><text:span text:style-name="T2">int add(int val)</text:span></text:span> Appends the integer <text:span text:style-name="Source_20_Text"><text:span text:style-name="T2">val</text:span></text:span> to the stream and returns the element representing the <text:span text:style-name="Source_20_Text"><text:span text:style-name="T2">k</text:span></text:span><text:span text:style-name="Source_20_Text"><text:span text:style-name="T1">th</text:span></text:span> largest element in the stream.</text:p>
        </text:list-item>
      </text:list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</text:span></text:span></text:p>
      <text:p text:style-name="P4">["KthLargest", "add", "add", "add", "add", "add"]</text:p>
      <text:p text:style-name="P4">[[3, [4, 5, 8, 2]], [3], [5], [10], [9], [4]]</text:p>
      <text:p text:style-name="P4"><text:span text:style-name="Strong_20_Emphasis"><text:span text:style-name="T1">Output</text:span></text:span></text:p>
      <text:p text:style-name="P4">[null, 4, 5, 5, 8, 8]</text:p>
      <text:p text:style-name="P4"/>
      <text:p text:style-name="P4"><text:span text:style-name="Strong_20_Emphasis"><text:span text:style-name="T1">Explanation</text:span></text:span></text:p>
      <text:p text:style-name="P4">KthLargest kthLargest = new KthLargest(3, [4, 5, 8, 2]);</text:p>
      <text:p text:style-name="P4">kthLargest.add(3); <text:s text:c="2"/>// return 4</text:p>
      <text:p text:style-name="P4">kthLargest.add(5); <text:s text:c="2"/>// return 5</text:p>
      <text:p text:style-name="P4">kthLargest.add(10); <text:s/>// return 5</text:p>
      <text:p text:style-name="P4">kthLargest.add(9); <text:s text:c="2"/>// return 8</text:p>
      <text:p text:style-name="P3">kthLargest.add(4); <text:s text:c="2"/>// return 8</text:p>
      <text:p text:style-name="P5"> </text:p>
      <text:p text:style-name="P5"><text:span text:style-name="Strong_20_Emphasis"><text:span text:style-name="T1">Constraints:</text:span></text:span></text:p>
      <text:list xml:id="list3903897951" text:style-name="L2">
        <text:list-item>
          <text:p text:style-name="P8"><text:span text:style-name="Source_20_Text"><text:span text:style-name="T2">1 &lt;= k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0 &lt;= nums.length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ums[i]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val &lt;= 10</text:span></text:span><text:span text:style-name="Source_20_Text"><text:span text:style-name="T1">4</text:span></text:span></text:p>
        </text:list-item>
        <text:list-item>
          <text:p text:style-name="P8">At most <text:span text:style-name="Source_20_Text"><text:span text:style-name="T2">10</text:span></text:span><text:span text:style-name="Source_20_Text"><text:span text:style-name="T1">4</text:span></text:span> calls will be made to <text:span text:style-name="Source_20_Text"><text:span text:style-name="T2">add</text:span></text:span>.</text:p>
        </text:list-item>
        <text:list-item>
          <text:p text:style-name="P9">It is guaranteed that there will be at least <text:span text:style-name="Source_20_Text"><text:span text:style-name="T2">k</text:span></text:span> elements in the array when you search for the <text:span text:style-name="Source_20_Text"><text:span text:style-name="T2">k</text:span></text:span><text:span text:style-name="Source_20_Text"><text:span text:style-name="T1">th</text:span></text:span> element.</text:p>
        </text:list-item>
      </text:list>
      <text:p text:style-name="Text_20_body"/>
      <text:h text:style-name="P1" text:outline-level="1">703. Kth Largest Element in a Stream</text:h>
      <text:p text:style-name="P10">/*</text:p>
      <text:p text:style-name="P10"><text:s text:c="4"/>Sorting <text:span text:style-name="T3">(TLE)</text:span></text:p>
      <text:p text:style-name="P10"><text:s text:c="4"/>q: number of add queries</text:p>
      <text:p text:style-name="P10"><text:s text:c="4"/>n: size of stream</text:p>
      <text:p text:style-name="P10"><text:s text:c="4"/>Time complexity: O(n+qnlogn)=O(qnlogn)</text:p>
      <text:p text:style-name="P10"><text:s text:c="4"/>Space complexity:O(n+logn)</text:p>
      <text:p text:style-name="P10">*/</text:p>
      <text:p text:style-name="P10">class KthLargest{</text:p>
      <text:p text:style-name="P10"><text:s text:c="4"/>public:</text:p>
      <text:p text:style-name="P10"><text:s text:c="8"/>std::vector&lt;int&gt; A;</text:p>
      <text:p text:style-name="P10"><text:s text:c="8"/>int k;</text:p>
      <text:p text:style-name="P10"><text:s text:c="4"/>public:</text:p>
      <text:p text:style-name="P10"><text:s text:c="8"/>KthLargest(int k, vector&lt;int&gt;&amp; nums) {</text:p>
      <text:p text:style-name="P10"><text:s text:c="12"/>this-&gt;k=k;</text:p>
      <text:p text:style-name="P10"><text:s text:c="12"/>A=nums;</text:p>
      <text:p text:style-name="P10"><text:s text:c="8"/>}</text:p>
      <text:p text:style-name="P10"><text:s text:c="8"/></text:p>
      <text:p text:style-name="P10"><text:s text:c="8"/>int add(int val) {</text:p>
      <text:p text:style-name="P10"><text:s text:c="12"/>A.push_back(val);</text:p>
      <text:p text:style-name="P10"><text:s text:c="12"/>std::sort(A.begin(),A.end());</text:p>
      <text:p text:style-name="P10"><text:s text:c="12"/>return A[A.size()-k];</text:p>
      <text:p text:style-name="P10"><text:s text:c="8"/>}</text:p>
      <text:p text:style-name="P10"><text:s text:c="4"/>};</text:p>
      <text:h text:style-name="P2" text:outline-level="1">703. Kth Largest Element in a Stream</text:h>
      <text:p text:style-name="P10">/*</text:p>
      <text:p text:style-name="P10"><text:s text:c="4"/>Multiset <text:span text:style-name="T3">(AC)</text:span></text:p>
      <text:p text:style-name="P10"><text:s text:c="4"/>q: number of add queries</text:p>
      <text:p text:style-name="P10"><text:s text:c="4"/>n: size of stream</text:p>
      <text:p text:style-name="P10"><text:s text:c="4"/>Time complexity: O(n+q(logn+k))=O(q(logn+k))</text:p>
      <text:p text:style-name="P10"><text:s text:c="4"/>Space complexity:O(n)</text:p>
      <text:p text:style-name="P10">*/</text:p>
      <text:p text:style-name="P10">class KthLargest{</text:p>
      <text:p text:style-name="P10"><text:s text:c="4"/>public:</text:p>
      <text:p text:style-name="P10"><text:s text:c="8"/>std::multiset&lt;int&gt; s;</text:p>
      <text:p text:style-name="P10"><text:s text:c="8"/>int k;</text:p>
      <text:p text:style-name="P10"><text:s text:c="4"/>public:</text:p>
      <text:p text:style-name="P10"><text:s text:c="8"/>KthLargest(int k, vector&lt;int&gt;&amp; nums) {</text:p>
      <text:p text:style-name="P10"><text:s text:c="12"/>this-&gt;k=k;</text:p>
      <text:p text:style-name="P10"><text:s text:c="12"/>for(auto&amp; e: nums) s.insert(e);</text:p>
      <text:p text:style-name="P10"><text:s text:c="8"/>}</text:p>
      <text:p text:style-name="P10"><text:s text:c="8"/></text:p>
      <text:p text:style-name="P10"><text:s text:c="8"/>int add(int val) {</text:p>
      <text:p text:style-name="P10"><text:s text:c="12"/>s.insert(val);</text:p>
      <text:p text:style-name="P10"/>
      <text:p text:style-name="P10"><text:s text:c="12"/>auto it=s.end();</text:p>
      <text:p text:style-name="P10"><text:s text:c="12"/>for(int i=1;i&lt;=k;++i) it--;</text:p>
      <text:p text:style-name="P10"/>
      <text:p text:style-name="P10"><text:s text:c="12"/>return *it;</text:p>
      <text:p text:style-name="P10"><text:s text:c="8"/>}</text:p>
      <text:p text:style-name="P10"><text:s text:c="4"/>};</text:p>
      <text:h text:style-name="P2" text:outline-level="1">703. Kth Largest Element in a Stream</text:h>
      <text:p text:style-name="P10">/*</text:p>
      <text:p text:style-name="P10"><text:s text:c="4"/>Min heap</text:p>
      <text:p text:style-name="P10"><text:s text:c="4"/>q: number of add queries</text:p>
      <text:p text:style-name="P10"><text:s text:c="4"/>n: size of stream</text:p>
      <text:p text:style-name="P10"><text:s text:c="4"/>Time complexity: O(nlogk+qlogk)=O((n+k)logk)</text:p>
      <text:p text:style-name="P10"><text:s text:c="4"/>Space complexity:O(k)</text:p>
      <text:p text:style-name="P10">*/</text:p>
      <text:p text:style-name="P10">class KthLargest{</text:p>
      <text:p text:style-name="P10"><text:s text:c="4"/>public:</text:p>
      <text:p text:style-name="P10"><text:s text:c="8"/>std::priority_queue&lt;int,std::vector&lt;int&gt;,std::greater&lt;int&gt;&gt; min_heap;</text:p>
      <text:p text:style-name="P10"><text:s text:c="8"/>int k;</text:p>
      <text:p text:style-name="P10"><text:s text:c="4"/>public:</text:p>
      <text:p text:style-name="P10"><text:s text:c="8"/>KthLargest(int k, vector&lt;int&gt;&amp; nums) {</text:p>
      <text:p text:style-name="P10"><text:s text:c="12"/>this-&gt;k=k;</text:p>
      <text:p text:style-name="P10"><text:s text:c="12"/>for(auto&amp; e: nums) {</text:p>
      <text:p text:style-name="P11"><text:s text:c="16"/>if(min_heap.size()&lt;k || e&gt;min_heap.top())</text:p>
      <text:p text:style-name="P12"><text:s/>min_heap.push(e);</text:p>
      <text:p text:style-name="P10"><text:s text:c="16"/>if(min_heap.size()&gt;k) min_heap.pop(); <text:s text:c="11"/></text:p>
      <text:p text:style-name="P10"><text:s text:c="12"/>}</text:p>
      <text:p text:style-name="P10"><text:s text:c="8"/>}</text:p>
      <text:p text:style-name="P10"><text:s text:c="8"/></text:p>
      <text:p text:style-name="P10"><text:s text:c="8"/>int add(int val) {</text:p>
      <text:p text:style-name="P10"><text:s text:c="12"/>min_heap.push(val);</text:p>
      <text:p text:style-name="P10"><text:s text:c="12"/>if(min_heap.size()&gt;k) min_heap.pop();</text:p>
      <text:p text:style-name="P10"><text:s text:c="12"/>return min_heap.top();</text:p>
      <text:p text:style-name="P10"><text:s text:c="8"/>}</text:p>
      <text:p text:style-name="P10"><text:s text:c="4"/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8:09:01.187894255</meta:creation-date>
    <dc:date>2024-08-12T08:13:41.724061225</dc:date>
    <meta:editing-duration>PT4M43S</meta:editing-duration>
    <meta:editing-cycles>1</meta:editing-cycles>
    <meta:document-statistic meta:table-count="0" meta:image-count="0" meta:object-count="0" meta:page-count="4" meta:paragraph-count="105" meta:word-count="366" meta:character-count="2834" meta:non-whitespace-character-count="2052"/>
    <meta:generator>LibreOffice/7.3.7.2$Linux_X86_64 LibreOffice_project/30$Build-2</meta:generator>
  </office:meta>
</office:document-meta>
</file>